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Start xampp like sudo /opt/lampp/lampp start</text:p>
      <text:p text:style-name="Standard"/>
      <text:p text:style-name="Standard">Command 'Start' not found, did you mean:</text:p>
      <text:p text:style-name="Standard"/>
      <text:p text:style-name="Standard"><text:s text:c="2"/>command 'tart' from deb tart</text:p>
      <text:p text:style-name="Standard"/>
      <text:p text:style-name="Standard">Try: sudo apt install &lt;deb name&gt;</text:p>
      <text:p text:style-name="Standard"/>
      <text:p text:style-name="Standard">addweb@JLP-04:~$ <text:s/>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4:~$ /opt/lampp/bin/mysql -u root -p</text:p>
      <text:p text:style-name="Standard">Enter password: </text:p>
      <text:p text:style-name="Standard">ERROR 1045 (28000): Access denied for user 'root'@'localhost' (using password: YES)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0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+--------------------+</text:p>
      <text:p text:style-name="Standard">11 rows in set (0.001 sec)</text:p>
      <text:p text:style-name="Standard"/>
      <text:p text:style-name="Standard">MariaDB [(none)]&gt; create database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(none)]&gt; create database</text:p>
      <text:p text:style-name="Standard"><text:s text:c="4"/>-&gt; abc;</text:p>
      <text:p text:style-name="Standard">ERROR 1007 (HY000): Can't create database 'abc'; database exists</text:p>
      <text:p text:style-name="Standard"><text:soft-page-break/>MariaDB [(none)]&gt; clear</text:p>
      <text:p text:style-name="Standard">MariaDB [(none)]&gt; create database xyz;</text:p>
      <text:p text:style-name="Standard">Query OK, 1 row affected (0.001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0 sec)</text:p>
      <text:p text:style-name="Standard"/>
      <text:p text:style-name="Standard">MariaDB [(none)]&gt; used abc;</text:p>
      <text:p text:style-name="Standard">ERROR 1064 (42000): You have an error in your SQL syntax; check the manual that corresponds to your MariaDB server version for the right syntax to use near 'used abc' at line 1</text:p>
      <text:p text:style-name="Standard">MariaDB [(none)]&gt; use abc;</text:p>
      <text:p text:style-name="Standard">Database changed</text:p>
      <text:p text:style-name="Standard">MariaDB [abc]&gt; create table student(</text:p>
      <text:p text:style-name="Standard"><text:s text:c="4"/>-&gt; id int(2),</text:p>
      <text:p text:style-name="Standard"><text:s text:c="4"/>-&gt; name varchar(100),</text:p>
      <text:p text:style-name="Standard"><text:s text:c="4"/>-&gt; birth_name Date,</text:p>
      <text:p text:style-name="Standard"><text:s text:c="4"/>-&gt; phone_no varchar(12),</text:p>
      <text:p text:style-name="Standard"><text:s text:c="4"/>-&gt; gender varchar(100),</text:p>
      <text:p text:style-name="Standard"><text:s text:c="4"/>-&gt; address varchar(100)</text:p>
      <text:p text:style-name="Standard"><text:s text:c="4"/>-&gt; );</text:p>
      <text:p text:style-name="Standard">Query OK, 0 rows affected (0.050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insert into student(id,name,birth_Date,phone_no,gender,address) </text:p>
      <text:p text:style-name="Standard"><text:s text:c="4"/>-&gt; values(1,"amit","1990-07-17",12345678,"male","rampur");</text:p>
      <text:p text:style-name="Standard">ERROR 1054 (42S22): Unknown column 'birth_Date' in 'field list'</text:p>
      <text:p text:style-name="Standard">MariaDB [abc]&gt; insert into student(id,name,birth_name ,phone_no,gender,address) <text:s/>values(1,"amit","1990-07-17",12345678,"male","ram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2,"sumit","1990-06-10",123454647,"male","ramnagar");</text:p>
      <text:p text:style-name="Standard">Query OK, 1 row affected (0.002 sec)</text:p>
      <text:p text:style-name="Standard"/>
      <text:p text:style-name="Standard"><text:soft-page-break/>MariaDB [abc]&gt; insert into student(id,name,birth_name ,phone_no,gender,address) <text:s/>values(3,"aditi","1989-06-19",12345567,"female","sitapura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4,"nidhi","1999-09-10",12345567,"female","padranuna");</text:p>
      <text:p text:style-name="Standard">Query OK, 1 row affected (0.001 sec)</text:p>
      <text:p text:style-name="Standard"/>
      <text:p text:style-name="Standard">MariaDB [abc]&gt; insert into student(id,name,birth_name ,phone_no,gender,address) <text:s/>values(5,"priya","1995-09-10",1345567,"female","jai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7,"aditya","1998-09-10",1345567,"male","u.p");</text:p>
      <text:p text:style-name="Standard">Query OK, 1 row affected (0.002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12345678 <text:s/>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12345567 <text:s/>| female | sitapura <text:s/>|</text:p>
      <text:p text:style-name="Standard">| <text:s text:c="3"/>4 | nidhi <text:s/>| 1999-09-10 | 12345567 <text:s/>| female | padranuna |</text:p>
      <text:p text:style-name="Standard">| <text:s text:c="3"/>5 | priya <text:s/>| 1995-09-10 | 1345567 <text:s text:c="2"/>| female | jaipur <text:s text:c="3"/>|</text:p>
      <text:p text:style-name="Standard">| <text:s text:c="3"/>7 | aditya | 1998-09-10 | 1345567 <text:s text:c="2"/>| male <text:s text:c="2"/>| u.p <text:s text:c="6"/>|</text:p>
      <text:p text:style-name="Standard">+------+--------+------------+-----------+--------+-----------+</text:p>
      <text:p text:style-name="Standard">6 rows in set (0.000 sec)</text:p>
      <text:p text:style-name="Standard"/>
      <text:p text:style-name="Standard">MariaDB [abc]&gt; insert into student(id,name,birth_Date,phone_no,gender,address) </text:p>
      <text:p text:style-name="Standard"><text:s text:c="4"/>-&gt; values</text:p>
      <text:p text:style-name="Standard"><text:s text:c="4"/>-&gt; (6,"mukesh","1990-06-19",983909389,"male",u.p),</text:p>
      <text:p text:style-name="Standard"><text:s text:c="4"/>-&gt; (07,"mukesh","1990-06-19",983909389,"male",u.p),</text:p>
      <text:p text:style-name="Standard"><text:s text:c="4"/>-&gt; (08,"vinit","1990-12-2",98333332333,"male",u.p);</text:p>
      <text:p text:style-name="Standard">ERROR 1054 (42S22): Unknown column 'u.p' in 'field list'</text:p>
      <text:p text:style-name="Standard">MariaDB [abc]&gt; insert into student(id,name,birth_Date,phone_no,gender,address) <text:s/>values (6,"mukesh","1990-06-19",983909389,"male","u.p"), (07,"mukesh","1990-06-19",983909389,"male","u.p"), (08,"vinit","1990-12-2",98333332333,"male","u.p");</text:p>
      <text:p text:style-name="Standard">ERROR 1054 (42S22): Unknown column 'birth_Date' in 'field list'</text:p>
      <text:p text:style-name="Standard"><text:soft-page-break/>MariaDB [abc]&gt; insert into student(id,name,birth_name,phone_no,gender,address) <text:s/>values (6,"mukesh","1990-06-19",983909389,"male","u.p"), (07,"mukesh","1990-06-19",983909389,"male","u.p"), (08,"vinit","1990-12-2",98333332333,"male","u.p");</text:p>
      <text:p text:style-name="Standard">Query OK, 3 rows affected (0.002 sec)</text:p>
      <text:p text:style-name="Standard">Records: 3 <text:s/>Duplicates: 0 <text:s/>Warnings: 0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create table student1;</text:p>
      <text:p text:style-name="Standard">ERROR 1113 (42000): A table must have at least 1 column</text:p>
      <text:p text:style-name="Standard">MariaDB [abc]&gt; create table student1(</text:p>
      <text:p text:style-name="Standard"><text:s text:c="4"/>-&gt; id varchar notnull unique,</text:p>
      <text:p text:style-name="Standard"><text:s text:c="4"/>-&gt; name varchar(100) notnull,</text:p>
      <text:p text:style-name="Standard"><text:s text:c="4"/>-&gt; age int notnull(age&gt;=18),</text:p>
      <text:p text:style-name="Standard"><text:s text:c="4"/>-&gt; phone_no int(12) notnull,</text:p>
      <text:p text:style-name="Standard"><text:s text:c="4"/>-&gt; address varchar(100) notnull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notnull unique,</text:p>
      <text:p text:style-name="Standard">name varchar(100) notnull,</text:p>
      <text:p text:style-name="Standard">age int notnull(age&gt;=18),</text:p>
      <text:p text:style-name="Standard">phone_no...' at line 2</text:p>
      <text:p text:style-name="Standard">MariaDB [abc]&gt; create table student1( id varchar notnull unique, name varchar(100), age int notnull(age&gt;=18), phone_no int(12) notnull, address varchar(100) notnull );</text:p>
      <text:p text:style-name="Standard">ERROR 1064 (42000): You have an error in your SQL syntax; check the manual that corresponds to your MariaDB server version for the right syntax to use near 'notnull unique, name varchar(100), age int notnull(age&gt;=18), phone_no int(12)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select * from student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,name ,phone <text:s/>from student;</text:p>
      <text:p text:style-name="Standard">ERROR 1054 (42S22): Unknown column 'phone' in 'field list'</text:p>
      <text:p text:style-name="Standard">MariaDB [abc]&gt; select id ,name ,phone_no <text:s/>from student;</text:p>
      <text:p text:style-name="Standard">+------+--------+-------------+</text:p>
      <text:p text:style-name="Standard">| id <text:s text:c="2"/>| name <text:s text:c="2"/>| phone_no <text:s text:c="3"/>|</text:p>
      <text:p text:style-name="Standard">+------+--------+-------------+</text:p>
      <text:p text:style-name="Standard">| <text:s text:c="3"/>1 | amit <text:s text:c="2"/>| 12345678 <text:s text:c="3"/>|</text:p>
      <text:p text:style-name="Standard">| <text:s text:c="3"/>2 | sumit <text:s/>| 123454647 <text:s text:c="2"/>|</text:p>
      <text:p text:style-name="Standard">| <text:s text:c="3"/>3 | aditi <text:s/>| 12345567 <text:s text:c="3"/>|</text:p>
      <text:p text:style-name="Standard">| <text:s text:c="3"/>4 | nidhi <text:s/>| 12345567 <text:s text:c="3"/>|</text:p>
      <text:p text:style-name="Standard">| <text:s text:c="3"/>5 | priya <text:s/>| 1345567 <text:s text:c="4"/>|</text:p>
      <text:p text:style-name="Standard">| <text:s text:c="3"/>7 | aditya | 1345567 <text:s text:c="4"/>|</text:p>
      <text:p text:style-name="Standard">| <text:s text:c="3"/>6 | mukesh | 983909389 <text:s text:c="2"/>|</text:p>
      <text:p text:style-name="Standard">| <text:s text:c="3"/>7 | mukesh | 983909389 <text:s text:c="2"/>|</text:p>
      <text:p text:style-name="Standard">| <text:s text:c="3"/>8 | vinit <text:s/>| 98333332333 |</text:p>
      <text:p text:style-name="Standard">+------+--------+-------------+</text:p>
      <text:p text:style-name="Standard">9 rows in set (0.000 sec)</text:p>
      <text:p text:style-name="Standard"/>
      <text:p text:style-name="Standard">MariaDB [abc]&gt; select id ,name ,address <text:s/>from student;</text:p>
      <text:p text:style-name="Standard">+------+--------+-----------+</text:p>
      <text:p text:style-name="Standard">| id <text:s text:c="2"/>| name <text:s text:c="2"/>| address <text:s text:c="2"/>|</text:p>
      <text:p text:style-name="Standard">+------+--------+-----------+</text:p>
      <text:p text:style-name="Standard">| <text:s text:c="3"/>1 | amit <text:s text:c="2"/>| rampur <text:s text:c="3"/>|</text:p>
      <text:p text:style-name="Standard">| <text:s text:c="3"/>2 | sumit <text:s/>| ramnagar <text:s/>|</text:p>
      <text:p text:style-name="Standard">| <text:s text:c="3"/>3 | aditi <text:s/>| sitapura <text:s/>|</text:p>
      <text:p text:style-name="Standard">| <text:s text:c="3"/>4 | nidhi <text:s/>| padranuna |</text:p>
      <text:p text:style-name="Standard">| <text:s text:c="3"/>5 | priya <text:s/>| jaipur <text:s text:c="3"/>|</text:p>
      <text:p text:style-name="Standard">| <text:s text:c="3"/>7 | aditya | u.p <text:s text:c="6"/>|</text:p>
      <text:p text:style-name="Standard">| <text:s text:c="3"/>6 | mukesh | u.p <text:s text:c="6"/>|</text:p>
      <text:p text:style-name="Standard">| <text:s text:c="3"/>7 | mukesh | u.p <text:s text:c="6"/>|</text:p>
      <text:p text:style-name="Standard">| <text:s text:c="3"/>8 | vinit <text:s/>| u.p <text:s text:c="6"/>|</text:p>
      <text:p text:style-name="Standard">+------+--------+-----------+</text:p>
      <text:p text:style-name="Standard">9 rows in set (0.001 sec)</text:p>
      <text:p text:style-name="Standard"/>
      <text:p text:style-name="Standard">MariaDB [abc]&gt; select id ,name ,gender <text:s/>from student;</text:p>
      <text:p text:style-name="Standard">+------+--------+--------+</text:p>
      <text:p text:style-name="Standard">| id <text:s text:c="2"/>| name <text:s text:c="2"/>| gender |</text:p>
      <text:p text:style-name="Standard"><text:soft-page-break/>+------+--------+--------+</text:p>
      <text:p text:style-name="Standard">| <text:s text:c="3"/>1 | amit <text:s text:c="2"/>| male <text:s text:c="2"/>|</text:p>
      <text:p text:style-name="Standard">| <text:s text:c="3"/>2 | sumit <text:s/>| male <text:s text:c="2"/>|</text:p>
      <text:p text:style-name="Standard">| <text:s text:c="3"/>3 | aditi <text:s/>| female |</text:p>
      <text:p text:style-name="Standard">| <text:s text:c="3"/>4 | nidhi <text:s/>| female |</text:p>
      <text:p text:style-name="Standard">| <text:s text:c="3"/>5 | priya <text:s/>| female |</text:p>
      <text:p text:style-name="Standard">| <text:s text:c="3"/>7 | aditya | male <text:s text:c="2"/>|</text:p>
      <text:p text:style-name="Standard">| <text:s text:c="3"/>6 | mukesh | male <text:s text:c="2"/>|</text:p>
      <text:p text:style-name="Standard">| <text:s text:c="3"/>7 | mukesh | male <text:s text:c="2"/>|</text:p>
      <text:p text:style-name="Standard">| <text:s text:c="3"/>8 | vinit <text:s/>| male <text:s text:c="2"/>|</text:p>
      <text:p text:style-name="Standard">+------+--------+--------+</text:p>
      <text:p text:style-name="Standard">9 rows in set (0.001 sec)</text:p>
      <text:p text:style-name="Standard"/>
      <text:p text:style-name="Standard">MariaDB [abc]&gt; select id ,phone_no <text:s/>from student;</text:p>
      <text:p text:style-name="Standard">+------+-------------+</text:p>
      <text:p text:style-name="Standard">| id <text:s text:c="2"/>| phone_no <text:s text:c="3"/>|</text:p>
      <text:p text:style-name="Standard">+------+-------------+</text:p>
      <text:p text:style-name="Standard">| <text:s text:c="3"/>1 | 12345678 <text:s text:c="3"/>|</text:p>
      <text:p text:style-name="Standard">| <text:s text:c="3"/>2 | 123454647 <text:s text:c="2"/>|</text:p>
      <text:p text:style-name="Standard">| <text:s text:c="3"/>3 | 12345567 <text:s text:c="3"/>|</text:p>
      <text:p text:style-name="Standard">| <text:s text:c="3"/>4 | 12345567 <text:s text:c="3"/>|</text:p>
      <text:p text:style-name="Standard">| <text:s text:c="3"/>5 | 1345567 <text:s text:c="4"/>|</text:p>
      <text:p text:style-name="Standard">| <text:s text:c="3"/>7 | 1345567 <text:s text:c="4"/>|</text:p>
      <text:p text:style-name="Standard">| <text:s text:c="3"/>6 | 983909389 <text:s text:c="2"/>|</text:p>
      <text:p text:style-name="Standard">| <text:s text:c="3"/>7 | 983909389 <text:s text:c="2"/>|</text:p>
      <text:p text:style-name="Standard">| <text:s text:c="3"/>8 | 98333332333 |</text:p>
      <text:p text:style-name="Standard">+------+-------------+</text:p>
      <text:p text:style-name="Standard">9 rows in set (0.001 sec)</text:p>
      <text:p text:style-name="Standard"/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As ID <text:s/>from student;</text:p>
      <text:p text:style-name="Standard">+------+</text:p>
      <text:p text:style-name="Standard">| ID <text:s text:c="2"/>|</text:p>
      <text:p text:style-name="Standard">+------+</text:p>
      <text:p text:style-name="Standard">| <text:s text:c="3"/>1 |</text:p>
      <text:p text:style-name="Standard">| <text:s text:c="3"/>2 |</text:p>
      <text:p text:style-name="Standard">| <text:s text:c="3"/>3 |</text:p>
      <text:p text:style-name="Standard"><text:soft-page-break/>| <text:s text:c="3"/>4 |</text:p>
      <text:p text:style-name="Standard">| <text:s text:c="3"/>5 |</text:p>
      <text:p text:style-name="Standard">| <text:s text:c="3"/>7 |</text:p>
      <text:p text:style-name="Standard">| <text:s text:c="3"/>6 |</text:p>
      <text:p text:style-name="Standard">| <text:s text:c="3"/>7 |</text:p>
      <text:p text:style-name="Standard">| <text:s text:c="3"/>8 |</text:p>
      <text:p text:style-name="Standard">+------+</text:p>
      <text:p text:style-name="Standard">9 rows in set (0.001 sec)</text:p>
      <text:p text:style-name="Standard"/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name As "Student Name" <text:s/>from student;</text:p>
      <text:p text:style-name="Standard">ERROR 1064 (42000): You have an error in your SQL syntax; check the manual that corresponds to your MariaDB server version for the right syntax to use near 'name As "Student Name" <text:s/>from student' at line 1</text:p>
      <text:p text:style-name="Standard">MariaDB [abc]&gt; select id As ID name As "Student Name" from student;</text:p>
      <text:p text:style-name="Standard">ERROR 1064 (42000): You have an error in your SQL syntax; check the manual that corresponds to your MariaDB server version for the right syntax to use near 'name As "Student Name" from student' at line 1</text:p>
      <text:p text:style-name="Standard">MariaDB [abc]&gt; select id As ID,name As Student_Name,phone_no As Phone_no from student;</text:p>
      <text:p text:style-name="Standard">+------+--------------+-------------+</text:p>
      <text:p text:style-name="Standard">| ID <text:s text:c="2"/>| Student_Name | Phone_no <text:s text:c="3"/>|</text:p>
      <text:p text:style-name="Standard">+------+--------------+-------------+</text:p>
      <text:p text:style-name="Standard">| <text:s text:c="3"/>1 | amit <text:s text:c="8"/>| 12345678 <text:s text:c="3"/>|</text:p>
      <text:p text:style-name="Standard">| <text:s text:c="3"/>2 | sumit <text:s text:c="7"/>| 123454647 <text:s text:c="2"/>|</text:p>
      <text:p text:style-name="Standard">| <text:s text:c="3"/>3 | aditi <text:s text:c="7"/>| 12345567 <text:s text:c="3"/>|</text:p>
      <text:p text:style-name="Standard">| <text:s text:c="3"/>4 | nidhi <text:s text:c="7"/>| 12345567 <text:s text:c="3"/>|</text:p>
      <text:p text:style-name="Standard">| <text:s text:c="3"/>5 | priya <text:s text:c="7"/>| 1345567 <text:s text:c="4"/>|</text:p>
      <text:p text:style-name="Standard">| <text:s text:c="3"/>7 | aditya <text:s text:c="6"/>| 1345567 <text:s text:c="4"/>|</text:p>
      <text:p text:style-name="Standard">| <text:s text:c="3"/>6 | mukesh <text:s text:c="6"/>| 983909389 <text:s text:c="2"/>|</text:p>
      <text:p text:style-name="Standard">| <text:s text:c="3"/>7 | mukesh <text:s text:c="6"/>| 983909389 <text:s text:c="2"/>|</text:p>
      <text:p text:style-name="Standard">| <text:s text:c="3"/>8 | vinit <text:s text:c="7"/>| 98333332333 |</text:p>
      <text:p text:style-name="Standard">+------+--------------+-------------+</text:p>
      <text:p text:style-name="Standard">9 rows in set (0.001 sec)</text:p>
      <text:p text:style-name="Standard"/>
      <text:p text:style-name="Standard">MariaDB [abc]&gt; select *from student</text:p>
      <text:p text:style-name="Standard"><text:s text:c="4"/>-&gt; </text:p>
      <text:p text:style-name="Standard"><text:s text:c="4"/>-&gt; fmdljicje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4</text:p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<text:soft-page-break/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</text:p>
      <text:p text:style-name="Standard"><text:s text:c="4"/>-&gt;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gender = "male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<text:soft-page-break/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from student where id = 7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gender = "u.p";</text:p>
      <text:p text:style-name="Standard">Empty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address != "u.p";</text:p>
      <text:p text:style-name="Standard">+------+-------+------------+-----------+--------+-----------+</text:p>
      <text:p text:style-name="Standard">| id <text:s text:c="2"/>| name <text:s/>| birth_name | phone_no <text:s/>| gender | address <text:s text:c="2"/>|</text:p>
      <text:p text:style-name="Standard">+------+-------+------------+-----------+--------+-----------+</text:p>
      <text:p text:style-name="Standard">| <text:s text:c="3"/>1 | amit <text:s/>| 1990-07-17 | 12345678 <text:s/>| male <text:s text:c="2"/>| rampur <text:s text:c="3"/>|</text:p>
      <text:p text:style-name="Standard">| <text:s text:c="3"/>2 | sumit | 1990-06-10 | 123454647 | male <text:s text:c="2"/>| ramnagar <text:s/>|</text:p>
      <text:p text:style-name="Standard">| <text:s text:c="3"/>3 | aditi | 1989-06-19 | 12345567 <text:s/>| female | sitapura <text:s/>|</text:p>
      <text:p text:style-name="Standard">| <text:s text:c="3"/>4 | nidhi | 1999-09-10 | 12345567 <text:s/>| female | padranuna |</text:p>
      <text:p text:style-name="Standard">| <text:s text:c="3"/>5 | priya | 1995-09-10 | 1345567 <text:s text:c="2"/>| female | jaipur <text:s text:c="3"/>|</text:p>
      <text:p text:style-name="Standard">+------+-------+------------+-----------+--------+-----------+</text:p>
      <text:p text:style-name="Standard">5 rows in set (0.001 sec)</text:p>
      <text:p text:style-name="Standard"/>
      <text:p text:style-name="Standard">MariaDB [abc]&gt; select *from student where address ! = "u.p";</text:p>
      <text:p text:style-name="Standard">ERROR 1064 (42000): You have an error in your SQL syntax; check the manual that corresponds to your MariaDB server version for the right syntax to use near '! = "u.p"' at line 1</text:p>
      <text:p text:style-name="Standard">MariaDB [abc]&gt; select id ,name from student where address != "u.p";</text:p>
      <text:p text:style-name="Standard">+------+-------+</text:p>
      <text:p text:style-name="Standard">| id <text:s text:c="2"/>| name <text:s/>|</text:p>
      <text:p text:style-name="Standard">+------+-------+</text:p>
      <text:p text:style-name="Standard">| <text:s text:c="3"/>1 | amit <text:s/>|</text:p>
      <text:p text:style-name="Standard">| <text:s text:c="3"/>2 | sumit |</text:p>
      <text:p text:style-name="Standard">| <text:s text:c="3"/>3 | aditi |</text:p>
      <text:p text:style-name="Standard">| <text:s text:c="3"/>4 | nidhi |</text:p>
      <text:p text:style-name="Standard">| <text:s text:c="3"/>5 | priya |</text:p>
      <text:p text:style-name="Standard">+------+-------+</text:p>
      <text:p text:style-name="Standard"><text:soft-page-break/>5 rows in set (0.001 sec)</text:p>
      <text:p text:style-name="Standard"/>
      <text:p text:style-name="Standard">MariaDB [abc]&gt; select *from student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 </text:p>
      <text:p text:style-name="Standard"><text:s text:c="4"/>-&gt; where address and id =7;</text:p>
      <text:p text:style-name="Standard">Empty set, 2 warnings (0.001 sec)</text:p>
      <text:p text:style-name="Standard"/>
      <text:p text:style-name="Standard">MariaDB [abc]&gt; select *from student <text:s/>where gender="and id =7;</text:p>
      <text:p text:style-name="Standard"><text:s text:c="4"/>"&gt; </text:p>
      <text:p text:style-name="Standard">[1]+ <text:s/>Stopped <text:s text:c="16"/>/opt/lampp/bin/mysql -u root -p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28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<text:soft-page-break/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2 sec)</text:p>
      <text:p text:style-name="Standard"/>
      <text:p text:style-name="Standard">MariaDB [(none)]&gt; select *from abc;</text:p>
      <text:p text:style-name="Standard">ERROR 1046 (3D000): No database selected</text:p>
      <text:p text:style-name="Standard">MariaDB [(none)]&gt; use abc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 from student where id=7 or address =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 from student where gender ="male" or address ="u.p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<text:soft-page-break/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</text:p>
      <text:p text:style-name="Standard"><text:s text:c="4"/>-&gt; where address IN("u.p")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id IN(7)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<text:soft-page-break/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id NOTIN(7);</text:p>
      <text:p text:style-name="Standard">ERROR 1064 (42000): You have an error in your SQL syntax; check the manual that corresponds to your MariaDB server version for the right syntax to use near 'NOTIN(7)' at line 1</text:p>
      <text:p text:style-name="Standard">MariaDB [abc]&gt; select *from student where id NOT IN(7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id NOT IN("sitapura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1 warning (0.001 sec)</text:p>
      <text:p text:style-name="Standard"/>
      <text:p text:style-name="Standard">MariaDB [abc]&gt; select *from student where id NOT IN("male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<text:soft-page-break/>+------+--------+------------+-------------+--------+-----------+</text:p>
      <text:p text:style-name="Standard">9 rows in set, 1 warning (0.001 sec)</text:p>
      <text:p text:style-name="Standard"/>
      <text:p text:style-name="Standard">MariaDB [abc]&gt; select gender student where <text:s/>NOT IN("male");</text:p>
      <text:p text:style-name="Standard">ERROR 1064 (42000): You have an error in your SQL syntax; check the manual that corresponds to your MariaDB server version for the right syntax to use near 'IN("male")' at line 1</text:p>
      <text:p text:style-name="Standard">MariaDB [abc]&gt; select *from student where gender NOT IN("male")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id BETWEEN 7 and 8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3 rows in set (0.001 sec)</text:p>
      <text:p text:style-name="Standard"/>
      <text:p text:style-name="Standard">MariaDB [abc]&gt; select *from student where address BETWEEN u.p and jaipur;</text:p>
      <text:p text:style-name="Standard">ERROR 1054 (42S22): Unknown column 'u.p' in 'where clause'</text:p>
      <text:p text:style-name="Standard">MariaDB [abc]&gt; select *from student where address BETWEEN 'u.p' and 'jaipur';</text:p>
      <text:p text:style-name="Standard">Empty set (0.001 sec)</text:p>
      <text:p text:style-name="Standard"/>
      <text:p text:style-name="Standard">MariaDB [abc]&gt; select *from student where birth_name BETWEEN 1990 and 1998;</text:p>
      <text:p text:style-name="Standard">Empty set, 2 warnings (0.001 sec)</text:p>
      <text:p text:style-name="Standard"/>
      <text:p text:style-name="Standard">MariaDB [abc]&gt; select *from student where id BETWEEN 7 and 6;</text:p>
      <text:p text:style-name="Standard">Empty set (0.001 sec)</text:p>
      <text:p text:style-name="Standard"/>
      <text:p text:style-name="Standard">MariaDB [abc]&gt; select *from student where birth_name NOT BETWEEN 1990 and 1998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2 warnings (0.001 sec)</text:p>
      <text:p text:style-name="Standard"><text:soft-page-break/></text:p>
      <text:p text:style-name="Standard">MariaDB [abc]&gt; select *from student where address NOT <text:s/>BETWEEN 'u.p' and 'jaipur'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where name like = "a";</text:p>
      <text:p text:style-name="Standard">ERROR 1064 (42000): You have an error in your SQL syntax; check the manual that corresponds to your MariaDB server version for the right syntax to use near '= "a"' at line 1</text:p>
      <text:p text:style-name="Standard">MariaDB [abc]&gt; select *from student where name like ="a";</text:p>
      <text:p text:style-name="Standard">ERROR 1064 (42000): You have an error in your SQL syntax; check the manual that corresponds to your MariaDB server version for the right syntax to use near '="a"' at line 1</text:p>
      <text:p text:style-name="Standard">MariaDB [abc]&gt; select *from student where name like ="%a";</text:p>
      <text:p text:style-name="Standard">ERROR 1064 (42000): You have an error in your SQL syntax; check the manual that corresponds to your MariaDB server version for the right syntax to use near '="%a"' at line 1</text:p>
      <text:p text:style-name="Standard">MariaDB [abc]&gt; select *from student where name like ="a%";</text:p>
      <text:p text:style-name="Standard">ERROR 1064 (42000): You have an error in your SQL syntax; check the manual that corresponds to your MariaDB server version for the right syntax to use near '="a%"' at line 1</text:p>
      <text:p text:style-name="Standard">MariaDB [abc]&gt; select *from student where name like "a%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| <text:s text:c="3"/>1 | amit <text:s text:c="2"/>| 1990-07-17 | 12345678 | male <text:s text:c="2"/>| rampur <text:s text:c="2"/>|</text:p>
      <text:p text:style-name="Standard"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3 rows in set (0.001 sec)</text:p>
      <text:p text:style-name="Standard"/>
      <text:p text:style-name="Standard">MariaDB [abc]&gt; select *from student where name like "--i%";</text:p>
      <text:p text:style-name="Standard">Empty set (0.001 sec)</text:p>
      <text:p text:style-name="Standard"/>
      <text:p text:style-name="Standard">MariaDB [abc]&gt; select *from student where name like "m%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name not like "m%"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address student where name not like "u%";</text:p>
      <text:p text:style-name="Standard">ERROR 1054 (42S22): Unknown column 'address' in 'field list'</text:p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*from student where name REGEXP "ad%";</text:p>
      <text:p text:style-name="Standard">Empty set (0.001 sec)</text:p>
      <text:p text:style-name="Standard"/>
      <text:p text:style-name="Standard">MariaDB [abc]&gt; select *from student where name REGEXP "ad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<text:soft-page-break/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2 rows in set (0.001 sec)</text:p>
      <text:p text:style-name="Standard"/>
      <text:p text:style-name="Standard">MariaDB [abc]&gt; select *from student where name REGEXP "mu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update student</text:p>
      <text:p text:style-name="Standard"><text:s text:c="4"/>-&gt; set address ="up"</text:p>
      <text:p text:style-name="Standard"><text:s text:c="4"/>-&gt;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3909389666666" where id =7;</text:p>
      <text:p text:style-name="Standard">ERROR 1406 (22001): Data too long for column 'phone_no' at row 6</text:p>
      <text:p text:style-name="Standard">MariaDB [abc]&gt; update student set phone_no ="985556"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5556" where id =7;</text:p>
      <text:p text:style-name="Standard">Query OK, 0 rows affected (0.000 sec)</text:p>
      <text:p text:style-name="Standard">Rows matched: 2 <text:s/>Changed: 0 <text:s/>Warnings: 0</text:p>
      <text:p text:style-name="Standard"/>
      <text:p text:style-name="Standard">MariaDB [abc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<text:soft-page-break/>You can turn off this feature to get a quicker startup with -A</text:p>
      <text:p text:style-name="Standard"/>
      <text:p text:style-name="Standard">Database changed</text:p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1 sec)</text:p>
      <text:p text:style-name="Standard"/>
      <text:p text:style-name="Standard">MariaDB [emp]&gt; select count(name) from student1;</text:p>
      <text:p text:style-name="Standard">+-------------+</text:p>
      <text:p text:style-name="Standard">| count(name) |</text:p>
      <text:p text:style-name="Standard">+-------------+</text:p>
      <text:p text:style-name="Standard">| <text:s text:c="10"/>4 |</text:p>
      <text:p text:style-name="Standard">+-------------+</text:p>
      <text:p text:style-name="Standard">1 row in set (0.000 sec)</text:p>
      <text:p text:style-name="Standard"/>
      <text:p text:style-name="Standard">MariaDB [emp]&gt; select count(*) from student1;</text:p>
      <text:p text:style-name="Standard">+----------+</text:p>
      <text:p text:style-name="Standard">| count(*) |</text:p>
      <text:p text:style-name="Standard">+----------+</text:p>
      <text:p text:style-name="Standard">| <text:s text:c="7"/>4 |</text:p>
      <text:p text:style-name="Standard">+----------+</text:p>
      <text:p text:style-name="Standard">1 row in set (0.001 sec)</text:p>
      <text:p text:style-name="Standard"/>
      <text:p text:style-name="Standard">MariaDB [emp]&gt; select count(*) from student;</text:p>
      <text:p text:style-name="Standard">ERROR 1146 (42S02): Table 'emp.student' doesn't exist</text:p>
      <text:p text:style-name="Standard">MariaDB [emp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0 sec)</text:p>
      <text:p text:style-name="Standard"/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count(*) from student;</text:p>
      <text:p text:style-name="Standard">+----------+</text:p>
      <text:p text:style-name="Standard">| count(*) |</text:p>
      <text:p text:style-name="Standard">+----------+</text:p>
      <text:p text:style-name="Standard">| <text:s text:c="7"/>9 |</text:p>
      <text:p text:style-name="Standard">+----------+</text:p>
      <text:p text:style-name="Standard">1 row in set (0.000 sec)</text:p>
      <text:p text:style-name="Standard"/>
      <text:p text:style-name="Standard">MariaDB [abc]&gt; select max(*) from student;</text:p>
      <text:p text:style-name="Standard">ERROR 1064 (42000): You have an error in your SQL syntax; check the manual that corresponds to your MariaDB server version for the right syntax to use near '*) from student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max(*) from student1;</text:p>
      <text:p text:style-name="Standard">ERROR 1064 (42000): You have an error in your SQL syntax; check the manual that corresponds to your MariaDB server version for the right syntax to use near '*) from student1' at line 1</text:p>
      <text:p text:style-name="Standard">MariaDB [emp]&gt; select * 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select max(salary) from student1;</text:p>
      <text:p text:style-name="Standard"><text:soft-page-break/>+-------------+</text:p>
      <text:p text:style-name="Standard">| max(salary) |</text:p>
      <text:p text:style-name="Standard">+-------------+</text:p>
      <text:p text:style-name="Standard">| <text:s text:c="5"/>890000 |</text:p>
      <text:p text:style-name="Standard">+-------------+</text:p>
      <text:p text:style-name="Standard">1 row in set (0.001 sec)</text:p>
      <text:p text:style-name="Standard"/>
      <text:p text:style-name="Standard">MariaDB [emp]&gt; select min(salary) from student1;</text:p>
      <text:p text:style-name="Standard">+-------------+</text:p>
      <text:p text:style-name="Standard">| min(salary) |</text:p>
      <text:p text:style-name="Standard">+-------------+</text:p>
      <text:p text:style-name="Standard">| <text:s text:c="7"/>4000 |</text:p>
      <text:p text:style-name="Standard">+-------------+</text:p>
      <text:p text:style-name="Standard">1 row in set (0.001 sec)</text:p>
      <text:p text:style-name="Standard"/>
      <text:p text:style-name="Standard">MariaDB [emp]&gt; select avg(salary) from student1;</text:p>
      <text:p text:style-name="Standard">+-------------+</text:p>
      <text:p text:style-name="Standard">| avg(salary) |</text:p>
      <text:p text:style-name="Standard">+-------------+</text:p>
      <text:p text:style-name="Standard">| 246000.0000 |</text:p>
      <text:p text:style-name="Standard">+-------------+</text:p>
      <text:p text:style-name="Standard">1 row in set (0.001 sec)</text:p>
      <text:p text:style-name="Standard"/>
      <text:p text:style-name="Standard">MariaDB [emp]&gt; select count(salary) from student1;</text:p>
      <text:p text:style-name="Standard">+---------------+</text:p>
      <text:p text:style-name="Standard">| count(salary) |</text:p>
      <text:p text:style-name="Standard">+---------------+</text:p>
      <text:p text:style-name="Standard">| <text:s text:c="12"/>4 |</text:p>
      <text:p text:style-name="Standard">+---------------+</text:p>
      <text:p text:style-name="Standard">1 row in set (0.001 sec)</text:p>
      <text:p text:style-name="Standard"/>
      <text:p text:style-name="Standard">MariaDB [emp]&gt; select total(salary) from student1;</text:p>
      <text:p text:style-name="Standard">ERROR 1305 (42000): FUNCTION emp.total does no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SELECT * FROM Customers</text:p>
      <text:p text:style-name="Standard"><text:s text:c="4"/>-&gt; ORDER BY Country;</text:p>
      <text:p text:style-name="Standard">ERROR 1146 (42S02): Table 'abc.Customers' doesn't exist</text:p>
      <text:p text:style-name="Standard">MariaDB [abc]&gt; SELECT * FROM student ORDER BY address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5 | priya <text:s/>| 1995-09-10 | 1345567 <text:s text:c="4"/>| female | jaipur <text:s text:c="3"/>|</text:p>
      <text:p text:style-name="Standard">| <text:s text:c="3"/>4 | nidhi <text:s/>| 1999-09-10 | 12345567 <text:s text:c="3"/>| female | padranuna |</text:p>
      <text:p text:style-name="Standard">| <text:s text:c="3"/>2 | sumit <text:s/>| 1990-06-10 | 123454647 <text:s text:c="2"/>| male <text:s text:c="2"/>| ramnagar <text:s/>|</text:p>
      <text:p text:style-name="Standard">| <text:s text:c="3"/>1 | amit <text:s text:c="2"/>| 1990-07-17 | 12345678 <text:s text:c="3"/>| male <text:s text:c="2"/>| rampur <text:s text:c="3"/>|</text:p>
      <text:p text:style-name="Standard">| <text:s text:c="3"/>3 | aditi <text:s/>| 1989-06-19 | 12345567 <text:s text:c="3"/>| female | sitapura <text:s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| <text:s text:c="3"/>7 | aditya | 1998-09-10 | 985556 <text:s text:c="5"/>| male <text:s text:c="2"/>| up <text:s text:c="7"/>|</text:p>
      <text:p text:style-name="Standard">| <text:s text:c="3"/>7 | mukesh | 1990-06-19 | 985556 <text:s text:c="5"/>| male <text:s text:c="2"/>| up <text:s text:c="7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inner join address</text:p>
      <text:p text:style-name="Standard"><text:s text:c="4"/>-&gt; select *from student;</text:p>
      <text:p text:style-name="Standard">ERROR 1064 (42000): You have an error in your SQL syntax; check the manual that corresponds to your MariaDB server version for the right syntax to use near 'select *from student' at line 2</text:p>
      <text:p text:style-name="Standard">MariaDB [abc]&gt; select *from student2;</text:p>
      <text:p text:style-name="Standard">ERROR 1146 (42S02): Table 'abc.student2' doesn't exist</text:p>
      <text:p text:style-name="Standard">MariaDB [abc]&gt; select *from student2;</text:p>
      <text:p text:style-name="Standard">ERROR 1146 (42S02): Table 'abc.student2' doesn't exist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2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/>56565 |</text:p>
      <text:p text:style-name="Standard">| <text:s text:c="2"/>2 | mukesh | male <text:s text:c="2"/>| 534535 |</text:p>
      <text:p text:style-name="Standard">+-----+--------+--------+--------+</text:p>
      <text:p text:style-name="Standard">2 rows in set (0.001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d, student1.name, student2.Gender from student1 inner join student2 on student1.id=student2.id;</text:p>
      <text:p text:style-name="Standard">ERROR 1054 (42S22): Unknown column 'student1.id' in 'field list'</text:p>
      <text:p text:style-name="Standard">MariaDB [emp]&gt; select student1.int, student1.name, student2.Gender from student1 inner join student2 on student1.int=student2.int;</text:p>
      <text:p text:style-name="Standard">+-----+-------+--------+</text:p>
      <text:p text:style-name="Standard">| int | name <text:s/>| Gender |</text:p>
      <text:p text:style-name="Standard">+-----+-------+--------+</text:p>
      <text:p text:style-name="Standard">| <text:s text:c="2"/>1 | rahul | male <text:s text:c="2"/>|</text:p>
      <text:p text:style-name="Standard">| <text:s text:c="2"/>2 | sumit | male <text:s text:c="2"/>|</text:p>
      <text:p text:style-name="Standard">+-----+-------+--------+</text:p>
      <text:p text:style-name="Standard">2 rows in set (0.001 sec)</text:p>
      <text:p text:style-name="Standard"/>
      <text:p text:style-name="Standard">MariaDB [emp]&gt; select student1.id, student1.name, from student1 </text:p>
      <text:p text:style-name="Standard"><text:s text:c="4"/>-&gt; left join student2 on student1.id=student2.int;</text:p>
      <text:p text:style-name="Standard">ERROR 1064 (42000): You have an error in your SQL syntax; check the manual that corresponds to your MariaDB server version for the right syntax to use near 'from student1 </text:p>
      <text:p text:style-name="Standard">left join student2 on student1.id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*from student2;</text:p>
      <text:p text:style-name="Standard">+-----+--------+--------+---------+</text:p>
      <text:p text:style-name="Standard">| int | name <text:s text:c="2"/>| Gender | Salary <text:s/>|</text:p>
      <text:p text:style-name="Standard">+-----+--------+--------+---------+</text:p>
      <text:p text:style-name="Standard">| <text:s text:c="2"/>1 | rahul <text:s/>| male <text:s text:c="2"/>| <text:s text:c="2"/>56565 |</text:p>
      <text:p text:style-name="Standard">| <text:s text:c="2"/>2 | mukesh | male <text:s text:c="2"/>| <text:s/>534535 |</text:p>
      <text:p text:style-name="Standard">| <text:s text:c="2"/>7 | mukesh | male <text:s text:c="2"/>| 3536344 |</text:p>
      <text:p text:style-name="Standard">| <text:s text:c="2"/>8 | pinki <text:s/>| female | <text:s/>353653 |</text:p>
      <text:p text:style-name="Standard">| <text:s text:c="2"/>9 | raju <text:s text:c="2"/>| male <text:s text:c="2"/>| <text:s text:c="3"/>3553 |</text:p>
      <text:p text:style-name="Standard">| <text:s/>11 | kular <text:s/>| male <text:s text:c="2"/>| <text:s text:c="3"/>3766 |</text:p>
      <text:p text:style-name="Standard">+-----+--------+--------+---------+</text:p>
      <text:p text:style-name="Standard">6 rows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nt, student1.name, from student1 <text:s/>left join stud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 ,student1.name, from student1 left join student2 on student1.int=student2.int; </text:p>
      <text:p text:style-name="Standard">ERROR 1064 (42000): You have an error in your SQL syntax; check the manual that corresponds to your MariaDB server version for the right syntax to use near 'from student1 left join student2 on student1.int=student2.int' at line 1</text:p>
      <text:p text:style-name="Standard">MariaDB [emp]&gt; select student1.int ,student1.name, from student1 left join on student2 <text:s/>student1.int=student2.int; </text:p>
      <text:p text:style-name="Standard">ERROR 1064 (42000): You have an error in your SQL syntax; check the manual that corresponds to your MariaDB server version for the right syntax to use near 'from student1 left join on student2 <text:s/>student1.int=student2.int' at line 1</text:p>
      <text:p text:style-name="Standard">MariaDB [emp]&gt; select student1.int ,student1.name from student1 left join on student2 student1.int=student2.int; </text:p>
      <text:p text:style-name="Standard">ERROR 1064 (42000): You have an error in your SQL syntax; check the manual that corresponds to your MariaDB server version for the right syntax to use near 'on student2 student1.int=student2.int' at line 1</text:p>
      <text:p text:style-name="Standard">MariaDB [emp]&gt; select student1.int ,student1.name from student1 left join student2 on student1.int=student2.int; </text:p>
      <text:p text:style-name="Standard">+-----+--------+</text:p>
      <text:p text:style-name="Standard">| int | name <text:s text:c="2"/>|</text:p>
      <text:p text:style-name="Standard">+-----+--------+</text:p>
      <text:p text:style-name="Standard">| <text:s text:c="2"/>1 | rahul <text:s/>|</text:p>
      <text:p text:style-name="Standard">| <text:s text:c="2"/>2 | sumit <text:s/>|</text:p>
      <text:p text:style-name="Standard">| <text:s text:c="2"/>3 | mukesh |</text:p>
      <text:p text:style-name="Standard">| <text:s text:c="2"/>4 | lokesh |</text:p>
      <text:p text:style-name="Standard">+-----+--------+</text:p>
      <text:p text:style-name="Standard">4 rows in set (0.001 sec)</text:p>
      <text:p text:style-name="Standard"/>
      <text:p text:style-name="Standard">MariaDB [emp]&gt; select student1.int ,student1.name from student1 right join student2 on student1.int=student2.int; </text:p>
      <text:p text:style-name="Standard">+------+-------+</text:p>
      <text:p text:style-name="Standard">| int <text:s/>| name <text:s/>|</text:p>
      <text:p text:style-name="Standard">+------+-------+</text:p>
      <text:p text:style-name="Standard">| <text:s text:c="3"/>1 | rahul |</text:p>
      <text:p text:style-name="Standard">| <text:s text:c="3"/>2 | sumit |</text:p>
      <text:p text:style-name="Standard">| NULL | NULL <text:s/>|</text:p>
      <text:p text:style-name="Standard">| NULL | NULL <text:s/>|</text:p>
      <text:p text:style-name="Standard">| NULL | NULL <text:s/>|</text:p>
      <text:p text:style-name="Standard">| NULL | NULL <text:s/>|</text:p>
      <text:p text:style-name="Standard">+------+-------+</text:p>
      <text:p text:style-name="Standard">6 rows in set (0.001 sec)</text:p>
      <text:p text:style-name="Standard"/>
      <text:p text:style-name="Standard">MariaDB [emp]&gt; select student1.int ,student1.name from student1 full join student2 on student1.int=student2.int; </text:p>
      <text:p text:style-name="Standard">ERROR 1054 (42S22): Unknown column 'student1.int' in 'field list'</text:p>
      <text:p text:style-name="Standard"><text:soft-page-break/>MariaDB [emp]&gt; select student1.int ,student1.name from student1 union all 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<text:s/>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student2; </text:p>
      <text:p text:style-name="Standard">ERROR 1064 (42000): You have an error in your SQL syntax; check the manual that corresponds to your MariaDB server version for the right syntax to use near 'student2' at line 1</text:p>
      <text:p text:style-name="Standard">MariaDB [emp]&gt; select student1.int from student1 union select student2.int from student2; </text:p>
      <text:p text:style-name="Standard">+-----+</text:p>
      <text:p text:style-name="Standard">| int |</text:p>
      <text:p text:style-name="Standard">+-----+</text:p>
      <text:p text:style-name="Standard">| <text:s text:c="2"/>1 |</text:p>
      <text:p text:style-name="Standard">| <text:s text:c="2"/>2 |</text:p>
      <text:p text:style-name="Standard">| <text:s text:c="2"/>3 |</text:p>
      <text:p text:style-name="Standard">| <text:s text:c="2"/>4 |</text:p>
      <text:p text:style-name="Standard">| <text:s text:c="2"/>7 |</text:p>
      <text:p text:style-name="Standard">| <text:s text:c="2"/>8 |</text:p>
      <text:p text:style-name="Standard">| <text:s text:c="2"/>9 |</text:p>
      <text:p text:style-name="Standard">| <text:s/>11 |</text:p>
      <text:p text:style-name="Standard">+-----+</text:p>
      <text:p text:style-name="Standard">8 rows in set (0.001 sec)</text:p>
      <text:p text:style-name="Standard"/>
      <text:p text:style-name="Standard">MariaDB [emp]&gt; select * from student group by salary;</text:p>
      <text:p text:style-name="Standard">ERROR 1146 (42S02): Table 'emp.student' doesn't exist</text:p>
      <text:p text:style-name="Standard">MariaDB [emp]&gt; select *from student group by salary;</text:p>
      <text:p text:style-name="Standard">ERROR 1146 (42S02): Table 'emp.student' doesn'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><text:soft-page-break/></text:p>
      <text:p text:style-name="Standard">MariaDB [abc]&gt; select *from student group by address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5 | priya <text:s/>| 1995-09-10 | 1345567 <text:s text:c="2"/>| female | jaipur <text:s text:c="3"/>|</text:p>
      <text:p text:style-name="Standard">| <text:s text:c="3"/>4 | nidhi <text:s/>| 1999-09-10 | 12345567 <text:s/>| female | padranuna |</text:p>
      <text:p text:style-name="Standard">| <text:s text:c="3"/>2 | sumit <text:s/>| 1990-06-10 | 123454647 | male <text:s text:c="2"/>| ramnagar <text:s/>|</text:p>
      <text:p text:style-name="Standard">| <text:s text:c="3"/>1 | amit <text:s text:c="2"/>| 1990-07-17 | 12345678 <text:s/>| male <text:s text:c="2"/>| rampur <text:s text:c="3"/>|</text:p>
      <text:p text:style-name="Standard">| <text:s text:c="3"/>3 | aditi <text:s/>| 1989-06-19 | 12345567 <text:s/>| female | sitapura <text:s/>|</text:p>
      <text:p text:style-name="Standard">| <text:s text:c="3"/>6 | mukesh | 1990-06-19 | 983909389 | male <text:s text:c="2"/>| u.p <text:s text:c="6"/>|</text:p>
      <text:p text:style-name="Standard">| <text:s text:c="3"/>7 | aditya | 1998-09-10 | 985556 <text:s text:c="3"/>| male <text:s text:c="2"/>| up <text:s text:c="7"/>|</text:p>
      <text:p text:style-name="Standard">+------+--------+------------+-----------+--------+-----------+</text:p>
      <text:p text:style-name="Standard">7 rows in set (0.000 sec)</text:p>
      <text:p text:style-name="Standard"/>
      <text:p text:style-name="Standard">MariaDB [abc]&gt; select count(id) , address</text:p>
      <text:p text:style-name="Standard"><text:s text:c="4"/>-&gt; from student</text:p>
      <text:p text:style-name="Standard"><text:s text:c="4"/>-&gt; group by address</text:p>
      <text:p text:style-name="Standard"><text:s text:c="4"/>-&gt; having count(id)&gt;5;</text:p>
      <text:p text:style-name="Standard">Empty set (0.001 sec)</text:p>
      <text:p text:style-name="Standard"/>
      <text:p text:style-name="Standard">MariaDB [abc]&gt; select count(id) , address from student group by address having count(id)&gt;5</text:p>
      <text:p text:style-name="Standard"><text:s text:c="4"/>-&gt; order by count(id) desc;</text:p>
      <text:p text:style-name="Standard">Empty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student1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elect *from <text:s/>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<text:soft-page-break/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name from student where exits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ts 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sts (select name from student where amit); </text:p>
      <text:p text:style-name="Standard">ERROR 1054 (42S22): Unknown column 'amit' in 'where clause'</text:p>
      <text:p text:style-name="Standard">MariaDB [abc]&gt; select name from student where exists (select name from student where "amit"); </text:p>
      <text:p text:style-name="Standard">Empty set, 1 warning (0.000 sec)</text:p>
      <text:p text:style-name="Standard"/>
      <text:p text:style-name="Standard">MariaDB [abc]&gt; select name from student where exists (select name from student where id); </text:p>
      <text:p text:style-name="Standard">+--------+</text:p>
      <text:p text:style-name="Standard">| name <text:s text:c="2"/>|</text:p>
      <text:p text:style-name="Standard">+--------+</text:p>
      <text:p text:style-name="Standard">| amit <text:s text:c="2"/>|</text:p>
      <text:p text:style-name="Standard">| sumit <text:s/>|</text:p>
      <text:p text:style-name="Standard">| aditi <text:s/>|</text:p>
      <text:p text:style-name="Standard">| nidhi <text:s/>|</text:p>
      <text:p text:style-name="Standard">| priya <text:s/>|</text:p>
      <text:p text:style-name="Standard">| aditya |</text:p>
      <text:p text:style-name="Standard">| mukesh |</text:p>
      <text:p text:style-name="Standard">| mukesh |</text:p>
      <text:p text:style-name="Standard">| vinit <text:s/>|</text:p>
      <text:p text:style-name="Standard">+--------+</text:p>
      <text:p text:style-name="Standard">9 rows in set (0.001 sec)</text:p>
      <text:p text:style-name="Standard"/>
      <text:p text:style-name="Standard">MariaDB [abc]&gt; alter table name add phone_no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abc]&gt; alter table 'name' add phone_no;</text:p>
      <text:p text:style-name="Standard">ERROR 1064 (42000): You have an error in your SQL syntax; check the manual that corresponds to your MariaDB server version for the right syntax to use near ''name' add phone_no' at line 1</text:p>
      <text:p text:style-name="Standard">MariaDB [abc]&gt; alter table 'name' add phone_no varchar(5); </text:p>
      <text:p text:style-name="Standard"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'name' add phone_no varchar(5); </text:p>
      <text:p text:style-name="Standard"><text:soft-page-break/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student add phone_no bigint; </text:p>
      <text:p text:style-name="Standard">ERROR 1060 (42S21): Duplicate column name 'phone_no'</text:p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varchar(12) <text:s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alter table student modify phone_no bigint; </text:p>
      <text:p text:style-name="Standard">Query OK, 9 rows affected (0.060 sec) <text:s text:c="13"/></text:p>
      <text:p text:style-name="Standard">Records: 9 <text:s/>Duplicates: 0 <text:s/>Warnings: 0</text:p>
      <text:p text:style-name="Standard"/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bigint(20) <text:s text:c="2"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select * 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<text:s text:c="3"/>12345678 | male <text:s text:c="2"/>| rampur <text:s text:c="3"/>|</text:p>
      <text:p text:style-name="Standard">| <text:s text:c="3"/>2 | sumit <text:s/>| 1990-06-10 | <text:s text:c="2"/>123454647 | male <text:s text:c="2"/>| ramnagar <text:s/>|</text:p>
      <text:p text:style-name="Standard">| <text:s text:c="3"/>3 | aditi <text:s/>| 1989-06-19 | <text:s text:c="3"/>12345567 | female | sitapura <text:s/>|</text:p>
      <text:p text:style-name="Standard">| <text:s text:c="3"/>4 | nidhi <text:s/>| 1999-09-10 | <text:s text:c="3"/>12345567 | female | padranuna |</text:p>
      <text:p text:style-name="Standard">| <text:s text:c="3"/>5 | priya <text:s/>| 1995-09-10 | <text:s text:c="4"/>1345567 | female | jaipur <text:s text:c="3"/>|</text:p>
      <text:p text:style-name="Standard">| <text:s text:c="3"/>7 | aditya | 1998-09-10 | <text:s text:c="5"/>985556 | male <text:s text:c="2"/>| up <text:s text:c="7"/>|</text:p>
      <text:p text:style-name="Standard">| <text:s text:c="3"/>6 | mukesh | 1990-06-19 | <text:s text:c="2"/>983909389 | male <text:s text:c="2"/>| u.p <text:s text:c="6"/>|</text:p>
      <text:p text:style-name="Standard">| <text:s text:c="3"/>7 | mukesh | 1990-06-19 | <text:s text:c="5"/>985556 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delete student set name='aditya' where address=up;</text:p>
      <text:p text:style-name="Standard">ERROR 1064 (42000): You have an error in your SQL syntax; check the manual that corresponds to your MariaDB server version for the right syntax to use near 'set name='aditya' where address=up' at line 1</text:p>
      <text:p text:style-name="Standard">MariaDB [abc]&gt; delete from student where address=up;</text:p>
      <text:p text:style-name="Standard">ERROR 1054 (42S22): Unknown column 'up' in 'where clause'</text:p>
      <text:p text:style-name="Standard">MariaDB [abc]&gt; delete from student where id=7;</text:p>
      <text:p text:style-name="Standard">Query OK, 2 rows affected (0.002 sec)</text:p>
      <text:p text:style-name="Standard"/>
      <text:p text:style-name="Standard">MariaDB [abc]&gt; delete from student where id=8;</text:p>
      <text:p text:style-name="Standard">Query OK, 1 row affected (0.002 sec)</text:p>
      <text:p text:style-name="Standard"/>
      <text:p text:style-name="Standard">MariaDB [abc]&gt; drop table student where address=u.p;</text:p>
      <text:p text:style-name="Standard">ERROR 1064 (42000): You have an error in your SQL syntax; check the manual that corresponds to your MariaDB server version for the right syntax to use near 'where address=u.p' at line 1</text:p>
      <text:p text:style-name="Standard">MariaDB [abc]&gt; drop table student where address='u.p';</text:p>
      <text:p text:style-name="Standard">ERROR 1064 (42000): You have an error in your SQL syntax; check the manual that corresponds to your MariaDB server version for the right syntax to use near 'where address='u.p'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drop table student;</text:p>
      <text:p text:style-name="Standard">ERROR 1051 (42S02): Unknown table 'emp.student'</text:p>
      <text:p text:style-name="Standard">MariaDB [emp]&gt; drop table student1;</text:p>
      <text:p text:style-name="Standard">Query OK, 0 rows affected (0.006 sec)</text:p>
      <text:p text:style-name="Standard"/>
      <text:p text:style-name="Standard">MariaDB [emp]&gt; delimiter;</text:p>
      <text:p text:style-name="Standard">ERROR: DELIMITER must be followed by a 'delimiter' character or string</text:p>
      <text:p text:style-name="Standard">MariaDB [emp]&gt; delimiter //</text:p>
      <text:p text:style-name="Standard">MariaDB [emp]&gt; create procedure sp_GetMovies()</text:p>
      <text:p text:style-name="Standard"><text:s text:c="4"/>-&gt; begin </text:p>
      <text:p text:style-name="Standard"><text:s text:c="4"/>-&gt; select title,description,release_year,rating from film;</text:p>
      <text:p text:style-name="Standard"><text:s text:c="4"/>-&gt; end //</text:p>
      <text:p text:style-name="Standard">Query OK, 0 rows affected (0.003 sec)</text:p>
      <text:p text:style-name="Standard"><text:soft-page-break/></text:p>
      <text:p text:style-name="Standard">MariaDB [emp]&gt; delimiter;</text:p>
      <text:p text:style-name="Standard"><text:s text:c="4"/>-&gt; call sp_getmovies</text:p>
      <text:p text:style-name="Standard"><text:s text:c="4"/>-&gt; end;</text:p>
      <text:p text:style-name="Standard"><text:s text:c="4"/>-&gt; );</text:p>
      <text:p text:style-name="Standard"><text:s text:c="4"/>-&gt; ;</text:p>
      <text:p text:style-name="Standard"><text:s text:c="4"/>-&gt;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iter;call sp_getmovies</text:p>
      <text:p text:style-name="Standard">end;</text:p>
      <text:p text:style-name="Standard">)' at line 1</text:p>
      <text:p text:style-name="Standard">MariaDB [emp]&gt; delimter 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delimter' at line 1</text:p>
      <text:p text:style-name="Standard">MariaDB [emp]&gt; delimiter ;</text:p>
      <text:p text:style-name="Standard">MariaDB [emp]&gt; delimiter //</text:p>
      <text:p text:style-name="Standard">MariaDB [emp]&gt; create procedure sp_getmoviesbyrating(in rating varchar(50))</text:p>
      <text:p text:style-name="Standard"><text:s text:c="4"/>-&gt; // ;</text:p>
      <text:p text:style-name="Standard">ERROR 1064 (42000): You have an error in your SQL syntax; check the manual that corresponds to your MariaDB server version for the right syntax to use near '' at line 1</text:p>
      <text:p text:style-name="Standard"><text:s text:c="4"/>-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9:10:30.081435542</meta:creation-date>
    <dc:date>2021-11-15T19:11:08.174677889</dc:date>
    <meta:editing-duration>PT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9" meta:paragraph-count="1254" meta:word-count="10990" meta:character-count="65040" meta:non-whitespace-character-count="51342"/>
  </office:meta>
</office:document-meta>
</file>